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1:Sheet1.C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03:42:42.669404455</meta:creation-date>
    <dc:date>2017-03-25T03:43:57.989604613</dc:date>
    <meta:editing-duration>PT1M25S</meta:editing-duration>
    <meta:editing-cycles>1</meta:editing-cycles>
    <meta:document-statistic meta:table-count="1" meta:cell-count="12" meta:object-count="0"/>
    <meta:generator>LibreOfficeDev/5.4.0.0.alpha0$Linux_X86_64 LibreOffice_project/ed456512c0e4d2c23d92f67435443c20481d82b9</meta:generator>
  </office:meta>
</office:document-meta>
</file>